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  <style:font-face style:name="Ubuntu Sans" svg:font-family="'Ubuntu Sans'" style:font-family-generic="swiss" style:font-pitch="variable"/>
    <style:font-face style:name="monospaced" svg:font-family="monospaced" style:font-adornments="Regular" style:font-pitch="fixed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line-height="130%" fo:orphans="2" fo:widows="2" fo:text-indent="0in" style:auto-text-indent="false" fo:padding="0in" fo:border="none"/>
      <style:text-properties fo:font-variant="normal" fo:text-transform="none" fo:color="#161616" loext:opacity="100%" style:font-name="DejaVu Sans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margin-left="0in" fo:margin-right="0in" fo:margin-top="0in" fo:margin-bottom="0in" style:contextual-spacing="false" fo:line-height="130%" fo:text-align="center" style:justify-single-word="false" fo:orphans="2" fo:widows="2" fo:text-indent="0in" style:auto-text-indent="false" fo:padding="0in" fo:border="none"/>
      <style:text-properties fo:font-variant="normal" fo:text-transform="none" fo:color="#161616" loext:opacity="100%" style:font-name="DejaVu Sans" fo:font-size="16pt" fo:letter-spacing="normal" fo:font-style="normal" fo:font-weight="bold" officeooo:rsid="000d4732" officeooo:paragraph-rsid="000d4732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" officeooo:rsid="000d0cad" officeooo:paragraph-rsid="000d0cad"/>
    </style:style>
    <style:style style:name="P4" style:family="paragraph" style:parent-style-name="Standard">
      <style:text-properties style:font-name="DejaVu Sans"/>
    </style:style>
    <style:style style:name="P5" style:family="paragraph" style:parent-style-name="Standard" style:list-style-name="L5">
      <style:text-properties style:font-name="DejaVu Sans" officeooo:rsid="0010f27d" officeooo:paragraph-rsid="0010f27d"/>
    </style:style>
    <style:style style:name="P6" style:family="paragraph" style:parent-style-name="Standard" style:list-style-name="L3">
      <style:text-properties officeooo:rsid="000d4732" officeooo:paragraph-rsid="000d4732"/>
    </style:style>
    <style:style style:name="P7" style:family="paragraph" style:parent-style-name="Standard" style:list-style-name="L3">
      <style:paragraph-properties fo:margin-top="0.0791in" fo:margin-bottom="0.0791in" style:contextual-spacing="false"/>
      <style:text-properties officeooo:paragraph-rsid="000d4732"/>
    </style:style>
    <style:style style:name="P8" style:family="paragraph" style:parent-style-name="Standard" style:list-style-name="L3">
      <style:text-properties style:font-name="DejaVu Serif" officeooo:rsid="000d4732" officeooo:paragraph-rsid="000d4732"/>
    </style:style>
    <style:style style:name="P9" style:family="paragraph" style:parent-style-name="Text_20_body" style:list-style-name="L1">
      <style:paragraph-properties fo:margin-top="0in" fo:margin-bottom="0in" style:contextual-spacing="false" fo:line-height="130%" fo:orphans="2" fo:widows="2" fo:padding="0in" fo:border="none"/>
      <style:text-properties fo:font-variant="normal" fo:text-transform="none" fo:color="#161616" loext:opacity="100%" style:font-name="Segoe UI" fo:letter-spacing="normal" fo:font-style="normal" fo:font-weight="normal" officeooo:rsid="000d0cad" officeooo:paragraph-rsid="000d0cad"/>
    </style:style>
    <style:style style:name="P10" style:family="paragraph" style:parent-style-name="Text_20_body" style:list-style-name="L2">
      <style:paragraph-properties fo:margin-top="0in" fo:margin-bottom="0in" style:contextual-spacing="false" fo:line-height="130%" fo:orphans="2" fo:widows="2" fo:padding="0in" fo:border="none"/>
      <style:text-properties fo:font-variant="normal" fo:text-transform="none" fo:color="#161616" loext:opacity="100%" style:font-name="Segoe UI" fo:letter-spacing="normal" fo:font-style="normal" fo:font-weight="normal" officeooo:rsid="000d0cad" officeooo:paragraph-rsid="000d0ca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0%" fo:orphans="2" fo:widows="2" fo:text-indent="0in" style:auto-text-indent="false" fo:padding="0in" fo:border="none"/>
      <style:text-properties fo:font-variant="normal" fo:text-transform="none" fo:color="#161616" loext:opacity="100%" style:font-name="DejaVu Sans" fo:letter-spacing="normal" fo:font-style="normal" fo:font-weight="normal" officeooo:rsid="000d0cad" officeooo:paragraph-rsid="000d0cad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0%" fo:orphans="2" fo:widows="2" fo:text-indent="0in" style:auto-text-indent="false" fo:padding="0in" fo:border="none"/>
      <style:text-properties fo:font-variant="normal" fo:text-transform="none" fo:color="#161616" loext:opacity="100%" style:font-name="DejaVu Sans" fo:letter-spacing="normal" fo:font-style="normal" fo:font-weight="bold" officeooo:rsid="000d0cad" officeooo:paragraph-rsid="000d0cad" style:font-weight-asian="bold" style:font-weight-complex="bold"/>
    </style:style>
    <style:style style:name="P13" style:family="paragraph" style:parent-style-name="Text_20_body">
      <style:text-properties style:font-name="DejaVu Sans" fo:font-weight="bold" style:font-weight-asian="bold" style:font-weight-complex="bold"/>
    </style:style>
    <style:style style:name="P14" style:family="paragraph" style:parent-style-name="Text_20_body" style:list-style-name="L3">
      <style:paragraph-properties fo:margin-top="0in" fo:margin-bottom="0.0575in" style:contextual-spacing="false" fo:line-height="100%"/>
      <style:text-properties style:font-name="DejaVu Sans" fo:font-size="10pt" officeooo:paragraph-rsid="000f0baf" style:font-size-asian="10pt" style:font-size-complex="10pt"/>
    </style:style>
    <style:style style:name="P15" style:family="paragraph" style:parent-style-name="Text_20_body">
      <style:paragraph-properties fo:margin-top="0in" fo:margin-bottom="0.0575in" style:contextual-spacing="false" fo:line-height="100%"/>
      <style:text-properties style:font-name="DejaVu Sans" fo:font-size="10pt" officeooo:paragraph-rsid="000f0baf" style:font-size-asian="10pt" style:font-size-complex="10pt"/>
    </style:style>
    <style:style style:name="P16" style:family="paragraph" style:parent-style-name="Text_20_body">
      <style:paragraph-properties fo:margin-top="0in" fo:margin-bottom="0.0575in" style:contextual-spacing="false" fo:line-height="100%"/>
      <style:text-properties style:font-name="DejaVu Sans" fo:font-size="10pt" style:font-size-asian="10pt" style:font-size-complex="10pt"/>
    </style:style>
    <style:style style:name="P17" style:family="paragraph" style:parent-style-name="Text_20_body" style:list-style-name="L5">
      <style:text-properties officeooo:rsid="0010f27d" officeooo:paragraph-rsid="0010f27d"/>
    </style:style>
    <style:style style:name="P18" style:family="paragraph" style:parent-style-name="Text_20_body">
      <style:text-properties officeooo:rsid="0010f27d" officeooo:paragraph-rsid="0010f27d"/>
    </style:style>
    <style:style style:name="P19" style:family="paragraph" style:parent-style-name="Text_20_body" style:list-style-name="L5">
      <style:text-properties fo:font-size="10pt" style:font-size-asian="10pt" style:font-size-complex="10pt"/>
    </style:style>
    <style:style style:name="T1" style:family="text">
      <style:text-properties style:font-name="DejaVu Sans"/>
    </style:style>
    <style:style style:name="T2" style:family="text">
      <style:text-properties style:font-name="DejaVu Serif" officeooo:rsid="000d4732"/>
    </style:style>
    <style:style style:name="T3" style:family="text">
      <style:text-properties style:font-name="DejaVu Serif" officeooo:rsid="0010f27d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DejaVu Sans"/>
    </style:style>
    <style:style style:name="T6" style:family="text">
      <style:text-properties fo:color="#808080" loext:opacity="100%"/>
    </style:style>
    <style:style style:name="T7" style:family="text">
      <style:text-properties fo:color="#808080" loext:opacity="100%" style:font-name="DejaVu Sans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DejaVu Sans"/>
    </style:style>
    <style:style style:name="T10" style:family="text">
      <style:text-properties fo:color="#9cdcfe" loext:opacity="100%"/>
    </style:style>
    <style:style style:name="T11" style:family="text">
      <style:text-properties fo:color="#9cdcfe" loext:opacity="100%" style:font-name="DejaVu Sans"/>
    </style:style>
    <style:style style:name="T12" style:family="text">
      <style:text-properties officeooo:rsid="000f0baf"/>
    </style:style>
    <style:style style:name="T13" style:family="text">
      <style:text-properties officeooo:rsid="001237ae"/>
    </style:style>
    <style:style style:name="T14" style:family="text">
      <style:text-properties officeooo:rsid="00125f5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ZURE AD CREATION</text:h>
      <text:h text:style-name="P1" text:outline-level="1"/>
      <text:h text:style-name="P1" text:outline-level="1"><text:bookmark text:name="tutorial-create-an-azure-active-directory-b2c-tenant"/>Create an Azure Active Directory B2C tenant</text:h>
      <text:list text:style-name="L2">
        <text:list-item>
          <text:p text:style-name="P10"><text:a xlink:type="simple" xlink:href="https://learn.microsoft.com/en-gb/azure/active-directory-b2c/tutorial-create-tenant" text:style-name="Internet_20_link" text:visited-style-name="Visited_20_Internet_20_Link"><text:span text:style-name="T1">https://learn.microsoft.com/en-gb/azure/active-directory-b2c/tutorial-create-tenant</text:span></text:a></text:p>
        </text:list-item>
      </text:list>
      <text:p text:style-name="P11"/>
      <text:p text:style-name="P12">Creating user flow with custom-policy ( uploading XML files)</text:p>
      <text:list text:style-name="L1">
        <text:list-item>
          <text:p text:style-name="P9"><text:a xlink:type="simple" xlink:href="https://learn.microsoft.com/en-gb/azure/active-directory-b2c/tutorial-create-user-flows?pivots=b2c-custom-policy" text:style-name="Internet_20_link" text:visited-style-name="Visited_20_Internet_20_Link"><text:span text:style-name="T1">https://learn.microsoft.com/en-gb/azure/active-directory-b2c/tutorial-create-user-flows?pivots=b2c-custom-policy</text:span></text:a></text:p>
        </text:list-item>
      </text:list>
      <text:p text:style-name="P4"/>
      <text:p text:style-name="P4"/>
      <text:p text:style-name="P13">Handling (add/remove/update) user inputs in Sign-up / Sign-in flow</text:p>
      <text:p text:style-name="P3"/>
      <text:list text:style-name="L3">
        <text:list-item>
          <text:p text:style-name="P8">Adding user inpu<text:span text:style-name="T12">t</text:span></text:p>
          <text:list>
            <text:list-item>
              <text:p text:style-name="P7"><text:span text:style-name="T2">To add a new user in sign-in /sign-up form, First we need to define </text:span><text:span text:style-name="T3">claim type </text:span><text:span text:style-name="T2">in </text:span><text:a xlink:type="simple" xlink:href="https://learn.microsoft.com/en-us/azure/active-directory-b2c/claimsschema" text:style-name="Internet_20_link" text:visited-style-name="Visited_20_Internet_20_Link"><text:span text:style-name="T2">claims schema</text:span></text:a><text:span text:style-name="T2"> in BASE.xml file</text:span></text:p>
            </text:list-item>
            <text:list-item>
              <text:p text:style-name="P6"><text:span text:style-name="T1">Example : Adding businessName input </text:span></text:p>
              <text:list>
                <text:list-header>
                  <text:p text:style-name="P14"><text:span text:style-name="T6">&lt;</text:span><text:span text:style-name="T8">ClaimType</text:span> <text:span text:style-name="T10">Id</text:span>=<text:span text:style-name="T4">"businessName"</text:span><text:span text:style-name="T6">&gt;</text:span></text:p>
                </text:list-header>
              </text:list>
            </text:list-item>
          </text:list>
        </text:list-item>
      </text:list>
      <text:p text:style-name="P16"><text:span text:style-name="T6"><text:tab/><text:tab/><text:tab/>&lt;</text:span><text:span text:style-name="T8">DisplayName</text:span><text:span text:style-name="T6">&gt;</text:span>Business Name<text:span text:style-name="T6">&lt;/</text:span><text:span text:style-name="T8">DisplayName</text:span><text:span text:style-name="T6">&gt;</text:span></text:p>
      <text:p text:style-name="P16"><text:span text:style-name="T6"><text:tab/><text:tab/><text:tab/>&lt;</text:span><text:span text:style-name="T8">DataType</text:span><text:span text:style-name="T6">&gt;</text:span>string<text:span text:style-name="T6">&lt;/</text:span><text:span text:style-name="T8">DataType</text:span><text:span text:style-name="T6">&gt;</text:span></text:p>
      <text:p text:style-name="P16"><text:span text:style-name="T6"><text:tab/><text:tab/><text:tab/>&lt;</text:span><text:span text:style-name="T8">DefaultPartnerClaimTypes</text:span><text:span text:style-name="T6">&gt;</text:span></text:p>
      <text:p text:style-name="P16"><text:span text:style-name="T6"><text:tab/><text:tab/><text:tab/><text:tab/>&lt;</text:span><text:span text:style-name="T8">Protocol</text:span> <text:span text:style-name="T10">Name</text:span>=<text:span text:style-name="T4">"OAuth2"</text:span> <text:span text:style-name="T10">PartnerClaimType</text:span>=<text:span text:style-name="T4">"unique_name"</text:span> <text:span text:style-name="T6">/&gt;</text:span></text:p>
      <text:p text:style-name="P16"><text:span text:style-name="T6"><text:tab/><text:tab/><text:tab/><text:tab/>&lt;</text:span><text:span text:style-name="T8">Protocol</text:span> <text:span text:style-name="T10">Name</text:span>=<text:span text:style-name="T4">"OpenIdConnect"</text:span> <text:span text:style-name="T10">PartnerClaimType</text:span>=<text:span text:style-name="T4">"name"</text:span> <text:span text:style-name="T6">/&gt;</text:span></text:p>
      <text:p text:style-name="P15"><text:span text:style-name="T6"><text:tab/><text:tab/><text:tab/><text:tab/>&lt;</text:span><text:span text:style-name="T8">Protocol</text:span> <text:span text:style-name="T10">Name</text:span>=<text:span text:style-name="T4">"SAML2"</text:span> <text:tab/><text:tab/><text:tab/><text:tab/><text:tab/><text:tab/><text:tab/><text:tab/><text:tab/><text:tab/><text:span text:style-name="T10">PartnerClaimType</text:span>=</text:p>
      <text:p text:style-name="P15"><text:span text:style-name="T4"><text:tab/><text:tab/><text:tab/><text:tab/>"http://schemas.xmlsoap.org/ws/2005/05/identity/claims/name"</text:span> <text:span text:style-name="T6">/&gt;</text:span></text:p>
      <text:p text:style-name="P16"><text:span text:style-name="T6"><text:tab/><text:tab/><text:tab/>&lt;/</text:span><text:span text:style-name="T8">DefaultPartnerClaimTypes</text:span><text:span text:style-name="T6">&gt;</text:span></text:p>
      <text:p text:style-name="P16"><text:span text:style-name="T6"><text:tab/><text:tab/><text:tab/>&lt;</text:span><text:span text:style-name="T8">UserHelpText</text:span><text:span text:style-name="T6">&gt;</text:span>Your business name.<text:span text:style-name="T6">&lt;/</text:span><text:span text:style-name="T8">UserHelpText</text:span><text:span text:style-name="T6">&gt;</text:span></text:p>
      <text:p text:style-name="P16"><text:span text:style-name="T6"><text:tab/><text:tab/><text:tab/>&lt;</text:span><text:span text:style-name="T8">UserInputType</text:span><text:span text:style-name="T6">&gt;</text:span>TextBox<text:span text:style-name="T6">&lt;/</text:span><text:span text:style-name="T8">UserInputType</text:span><text:span text:style-name="T6">&gt;</text:span></text:p>
      <text:p text:style-name="P16"><text:span text:style-name="T6"><text:tab/><text:tab/>&lt;/</text:span><text:span text:style-name="T8">ClaimType</text:span><text:span text:style-name="T6">&gt;</text:span></text:p>
      <text:list text:style-name="L5">
        <text:list-item>
          <text:p text:style-name="P17"><text:span text:style-name="T1">Then add the Output claim with claim type id in </text:span><text:a xlink:type="simple" xlink:href="https://learn.microsoft.com/en-us/azure/active-directory-b2c/claimsproviders" text:style-name="Internet_20_link" text:visited-style-name="Visited_20_Internet_20_Link"><text:span text:style-name="T1">claims Provider</text:span></text:a></text:p>
          <text:list>
            <text:list-item>
              <text:p text:style-name="P19"><text:span text:style-name="T7">&lt;</text:span><text:span text:style-name="T9">OutputClaim</text:span><text:span text:style-name="T1"> </text:span><text:span text:style-name="T11">ClaimTypeReferenceId</text:span><text:span text:style-name="T1">=</text:span><text:span text:style-name="T5">"businessName"</text:span><text:span text:style-name="T1"> </text:span><text:span text:style-name="T7">/&gt;</text:span></text:p>
            </text:list-item>
          </text:list>
        </text:list-item>
        <text:list-item>
          <text:p text:style-name="P5">Then upload the base.xml and signin-signupx.xml file in custom polices <text:span text:style-name="T13">(overwrite if exi</text:span><text:span text:style-name="T14">s</text:span><text:span text:style-name="T13">ts)</text:span></text:p>
        </text:list-item>
      </text:list>
      <text:p text:style-name="P18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, SegoeUI, 'Helvetica Neue', Helvetica, Arial, sans-serif"/>
    <style:font-face style:name="Ubuntu Sans" svg:font-family="'Ubuntu Sans'" style:font-family-generic="swiss" style:font-pitch="variable"/>
    <style:font-face style:name="monospaced" svg:font-family="monospaced" style:font-adornments="Regular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Code" style:family="paragraph" style:parent-style-name="Text_20_body" style:master-page-name="">
      <style:paragraph-properties style:page-number="auto"/>
      <style:text-properties style:font-name="monospaced" fo:font-family="monospaced" style:font-style-name="Regular" style:font-pitch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1:25:50.023375089</meta:creation-date>
    <dc:date>2024-07-24T12:14:39.060827538</dc:date>
    <meta:editing-duration>PT7M58S</meta:editing-duration>
    <meta:editing-cycles>3</meta:editing-cycles>
    <meta:generator>LibreOffice/24.2.4.2$Linux_X86_64 LibreOffice_project/420$Build-2</meta:generator>
    <meta:document-statistic meta:table-count="0" meta:image-count="0" meta:object-count="0" meta:page-count="1" meta:paragraph-count="24" meta:word-count="122" meta:character-count="1271" meta:non-whitespace-character-count="1135"/>
  </office:meta>
</office:document-meta>
</file>